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RequestWrapperTests.bodyToMono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RequestWrapperTests.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WrapperTests.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RequestWrapper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RequestWrapperTests.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RequestWrapperTests.bodyToFlux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RequestWrapperTests.bodyToFlux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RequestWrapper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RequestWrapperTests.pa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RequestWrapperTests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RequestWrapperTests.bodyToMono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RequestWrapperTests.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RequestWrapper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RequestWrapperTests.body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RequestWrapperTests.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RequestWrapperTests.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